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1ed" officeooo:paragraph-rsid="000711ed"/>
    </style:style>
    <style:style style:name="P2" style:family="paragraph" style:parent-style-name="Standard">
      <style:text-properties officeooo:rsid="000711ed" officeooo:paragraph-rsid="0008af31"/>
    </style:style>
    <style:style style:name="P3" style:family="paragraph" style:parent-style-name="Standard">
      <style:text-properties officeooo:rsid="0008af31" officeooo:paragraph-rsid="0008af31"/>
    </style:style>
    <style:style style:name="T1" style:family="text">
      <style:text-properties officeooo:rsid="0008a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T</text:p>
      <text:p text:style-name="P1">Tracing 1:</text:p>
      <text:p text:style-name="P1">1</text:p>
      <text:p text:style-name="P1">15</text:p>
      <text:p text:style-name="P1">20</text:p>
      <text:p text:style-name="P1">1</text:p>
      <text:p text:style-name="P1"/>
      <text:p text:style-name="P1">pixel perfect:</text:p>
      <text:p text:style-name="P1">er zit een zwarte lijn op de aan de linker en bovenkant</text:p>
      <text:p text:style-name="P1">geen idee</text:p>
      <text:p text:style-name="P1"/>
      <text:p text:style-name="P1">Tracing 2:</text:p>
      <text:p text:style-name="P1"><text:s/>13 – 7.1 – 7.1</text:p>
      <text:p text:style-name="P2"><text:s/>13 – <text:span text:style-name="T1">14.2</text:span> – 7.1</text:p>
      <text:p text:style-name="P3"><text:s/>13 – 14.2 – 2</text:p>
      <text:p text:style-name="P3"><text:s/>13 – 13 – 2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0:31:09.317623940</meta:creation-date>
    <dc:date>2021-09-01T10:51:19.013661693</dc:date>
    <meta:editing-duration>PT9M5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7" meta:character-count="165" meta:non-whitespace-character-count="129"/>
  </office:meta>
</office:document-meta>
</file>